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36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4.999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3.80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7" style:family="table-cell" style:parent-style-name="Default" style:data-style-name="N113">
      <style:table-cell-properties fo:border="0.002cm solid #000000"/>
    </style:style>
    <style:style style:name="ce8" style:family="table-cell" style:parent-style-name="Default" style:data-style-name="N108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5"/>
        <table:table-column table:style-name="co6" table:default-cell-style-name="ce1"/>
        <table:table-column table:style-name="co6" table:default-cell-style-name="ce7"/>
        <table:table-column table:style-name="co6" table:default-cell-style-name="ce1"/>
        <table:table-column table:style-name="co6" table:default-cell-style-name="ce8"/>
        <table:table-column table:style-name="co6" table:default-cell-style-name="Default"/>
        <table:table-row table:style-name="ro1">
          <table:table-cell table:style-name="ce1" office:value-type="string">
            <text:p>Composant</text:p>
          </table:table-cell>
          <table:table-cell table:style-name="ce4" office:value-type="string">
            <text:p>Value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Sample</text:p>
          </table:table-cell>
          <table:table-cell table:style-name="ce4" office:value-type="string">
            <text:p>Référence FN</text:p>
          </table:table-cell>
          <table:table-cell table:style-name="ce4" office:value-type="string">
            <text:p>Qté brute</text:p>
          </table:table-cell>
          <table:table-cell office:value-type="string">
            <text:p>UDV</text:p>
          </table:table-cell>
          <table:table-cell table:style-name="ce1" office:value-type="string">
            <text:p>prix/UDV</text:p>
          </table:table-cell>
          <table:table-cell office:value-type="string">
            <text:p>Qté en UDV</text:p>
          </table:table-cell>
          <table:table-cell table:style-name="ce1" office:value-type="string">
            <text:p>Sous total FN</text:p>
          </table:table-cell>
          <table:table-cell office:value-type="string">
            <text:p>disponibilité</text:p>
          </table:table-cell>
        </table:table-row>
        <table:table-row table:style-name="ro2">
          <table:table-cell office:value-type="string">
            <text:p>Connecteur mini kk 4voies horizontal</text:p>
          </table:table-cell>
          <table:table-cell office:value-type="string">
            <text:p>minikk_4v_hor</text:p>
          </table:table-cell>
          <table:table-cell office:value-type="string">
            <text:p>ALIM_5v</text:p>
          </table:table-cell>
          <table:table-cell/>
          <table:table-cell office:value-type="float" office:value="9731628">
            <text:p>97316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5*0.98" office:value-type="currency" office:currency="EUR" office:value="4.9">
            <text:p>4,900 €</text:p>
          </table:table-cell>
          <table:table-cell table:formula="of:=ROUNDUP([.F2]/[.G2])" office:value-type="float" office:value="1">
            <text:p>1</text:p>
          </table:table-cell>
          <table:table-cell table:formula="of:=[.I2]*[.H2]" office:value-type="currency" office:currency="EUR" office:value="4.9">
            <text:p>4,90 €</text:p>
          </table:table-cell>
          <table:table-cell/>
        </table:table-row>
        <table:table-row table:style-name="ro3">
          <table:table-cell table:style-name="ce3" office:value-type="string">
            <text:p>Condensateur TCONDO</text:p>
          </table:table-cell>
          <table:table-cell table:style-name="ce3" office:value-type="string">
            <text:p>100nF</text:p>
          </table:table-cell>
          <table:table-cell table:style-name="ce3" office:value-type="string">
            <text:p>C1, C2, C3, C12, C13, C14, C15, C16, C17, C18, C19, C20, C21, C22, C23, C24, C26, C27, C29, C30, C32, C33, C34</text:p>
          </table:table-cell>
          <table:table-cell table:style-name="ce3"/>
          <table:table-cell office:value-type="float" office:value="1216445">
            <text:p>1216445</text:p>
          </table:table-cell>
          <table:table-cell table:style-name="ce6" office:value-type="float" office:value="23">
            <text:p>23</text:p>
          </table:table-cell>
          <table:table-cell office:value-type="float" office:value="5">
            <text:p>5</text:p>
          </table:table-cell>
          <table:table-cell table:formula="of:=0.153*5" office:value-type="currency" office:currency="EUR" office:value="0.765">
            <text:p>0,765 €</text:p>
          </table:table-cell>
          <table:table-cell table:formula="of:=ROUNDUP([.F3]/[.G3])" office:value-type="float" office:value="5">
            <text:p>5</text:p>
          </table:table-cell>
          <table:table-cell table:formula="of:=[.I3]*[.H3]" office:value-type="currency" office:currency="EUR" office:value="3.825">
            <text:p>3,83 €</text:p>
          </table:table-cell>
          <table:table-cell/>
        </table:table-row>
        <table:table-row table:style-name="ro2">
          <table:table-cell office:value-type="string">
            <text:p>Condensateur TCONDO</text:p>
          </table:table-cell>
          <table:table-cell office:value-type="string">
            <text:p>1µF</text:p>
          </table:table-cell>
          <table:table-cell office:value-type="string">
            <text:p>C4, C5, C7</text:p>
          </table:table-cell>
          <table:table-cell/>
          <table:table-cell office:value-type="float" office:value="9708529">
            <text:p>970852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0.28*5" office:value-type="currency" office:currency="EUR" office:value="1.4">
            <text:p>1,400 €</text:p>
          </table:table-cell>
          <table:table-cell table:formula="of:=ROUNDUP([.F4]/[.G4])" office:value-type="float" office:value="1">
            <text:p>1</text:p>
          </table:table-cell>
          <table:table-cell table:formula="of:=[.I4]*[.H4]" office:value-type="currency" office:currency="EUR" office:value="1.4">
            <text:p>1,40 €</text:p>
          </table:table-cell>
          <table:table-cell/>
        </table:table-row>
        <table:table-row table:style-name="ro2">
          <table:table-cell office:value-type="string">
            <text:p>Condensateur 0805</text:p>
          </table:table-cell>
          <table:table-cell office:value-type="string">
            <text:p>100nF</text:p>
          </table:table-cell>
          <table:table-cell office:value-type="string">
            <text:p>C6, C25, C31</text:p>
          </table:table-cell>
          <table:table-cell/>
          <table:table-cell office:value-type="float" office:value="9406387">
            <text:p>940638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currency" office:currency="EUR" office:value="0.07">
            <text:p>0,070 €</text:p>
          </table:table-cell>
          <table:table-cell table:formula="of:=ROUNDUP([.F5]/[.G5])" office:value-type="float" office:value="3">
            <text:p>3</text:p>
          </table:table-cell>
          <table:table-cell table:formula="of:=[.I5]*[.H5]" office:value-type="currency" office:currency="EUR" office:value="0.21">
            <text:p>0,21 €</text:p>
          </table:table-cell>
          <table:table-cell/>
        </table:table-row>
        <table:table-row table:style-name="ro2">
          <table:table-cell office:value-type="string">
            <text:p>Condensateur axial</text:p>
          </table:table-cell>
          <table:table-cell office:value-type="string">
            <text:p>1000µF</text:p>
          </table:table-cell>
          <table:table-cell office:value-type="string">
            <text:p>C8</text:p>
          </table:table-cell>
          <table:table-cell/>
          <table:table-cell office:value-type="float" office:value="8823669">
            <text:p>8823669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1.49">
            <text:p>1,490 €</text:p>
          </table:table-cell>
          <table:table-cell table:formula="of:=ROUNDUP([.F6]/[.G6])" office:value-type="float" office:value="1">
            <text:p>1</text:p>
          </table:table-cell>
          <table:table-cell table:formula="of:=[.I6]*[.H6]" office:value-type="currency" office:currency="EUR" office:value="1.49">
            <text:p>1,49 €</text:p>
          </table:table-cell>
          <table:table-cell/>
        </table:table-row>
        <table:table-row table:style-name="ro2">
          <table:table-cell office:value-type="string">
            <text:p>Condensateur 0805</text:p>
          </table:table-cell>
          <table:table-cell office:value-type="string">
            <text:p>33nF</text:p>
          </table:table-cell>
          <table:table-cell office:value-type="string">
            <text:p>C9, C10, C11</text:p>
          </table:table-cell>
          <table:table-cell/>
          <table:table-cell office:value-type="float" office:value="1414688">
            <text:p>141468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currency" office:currency="EUR" office:value="0.048">
            <text:p>0,048 €</text:p>
          </table:table-cell>
          <table:table-cell table:formula="of:=ROUNDUP([.F7]/[.G7])" office:value-type="float" office:value="1">
            <text:p>1</text:p>
          </table:table-cell>
          <table:table-cell table:formula="of:=[.I7]*[.H7]" office:value-type="currency" office:currency="EUR" office:value="0.048">
            <text:p>0,05 €</text:p>
          </table:table-cell>
          <table:table-cell/>
        </table:table-row>
        <table:table-row table:style-name="ro2">
          <table:table-cell office:value-type="string">
            <text:p>Condensateur 1210</text:p>
          </table:table-cell>
          <table:table-cell office:value-type="string">
            <text:p>2,2µF</text:p>
          </table:table-cell>
          <table:table-cell office:value-type="string">
            <text:p>C28</text:p>
          </table:table-cell>
          <table:table-cell/>
          <table:table-cell office:value-type="float" office:value="1457417">
            <text:p>14574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5*0.104" office:value-type="currency" office:currency="EUR" office:value="0.52">
            <text:p>0,520 €</text:p>
          </table:table-cell>
          <table:table-cell table:formula="of:=ROUNDUP([.F8]/[.G8])" office:value-type="float" office:value="1">
            <text:p>1</text:p>
          </table:table-cell>
          <table:table-cell table:formula="of:=[.I8]*[.H8]" office:value-type="currency" office:currency="EUR" office:value="0.52">
            <text:p>0,52 €</text:p>
          </table:table-cell>
          <table:table-cell office:value-type="string">
            <text:p>ne pas commander</text:p>
          </table:table-cell>
        </table:table-row>
        <table:table-row table:style-name="ro2">
          <table:table-cell office:value-type="string">
            <text:p>connecteur mini kk 5 voies horizontal</text:p>
          </table:table-cell>
          <table:table-cell office:value-type="string">
            <text:p>minikk_5v_hor</text:p>
          </table:table-cell>
          <table:table-cell office:value-type="string">
            <text:p>cod0, cod1, cod2, Compas</text:p>
          </table:table-cell>
          <table:table-cell/>
          <table:table-cell office:value-type="float" office:value="9731636">
            <text:p>97316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5*1.05" office:value-type="currency" office:currency="EUR" office:value="5.25">
            <text:p>5,250 €</text:p>
          </table:table-cell>
          <table:table-cell table:formula="of:=ROUNDUP([.F9]/[.G9])" office:value-type="float" office:value="1">
            <text:p>1</text:p>
          </table:table-cell>
          <table:table-cell table:formula="of:=[.I9]*[.H9]" office:value-type="currency" office:currency="EUR" office:value="5.25">
            <text:p>5,25 €</text:p>
          </table:table-cell>
          <table:table-cell/>
        </table:table-row>
        <table:table-row table:style-name="ro2">
          <table:table-cell office:value-type="string">
            <text:p>LED CMS</text:p>
          </table:table-cell>
          <table:table-cell office:value-type="string">
            <text:p>POWER</text:p>
          </table:table-cell>
          <table:table-cell office:value-type="string">
            <text:p>D2</text:p>
          </table:table-cell>
          <table:table-cell/>
          <table:table-cell office:value-type="float" office:value="1226373">
            <text:p>1226373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0.089">
            <text:p>0,089 €</text:p>
          </table:table-cell>
          <table:table-cell table:formula="of:=ROUNDUP([.F10]/[.G10])" office:value-type="float" office:value="1">
            <text:p>1</text:p>
          </table:table-cell>
          <table:table-cell table:formula="of:=[.I10]*[.H10]" office:value-type="currency" office:currency="EUR" office:value="0.089">
            <text:p>0,09 €</text:p>
          </table:table-cell>
          <table:table-cell/>
        </table:table-row>
        <table:table-row table:style-name="ro2">
          <table:table-cell office:value-type="string">
            <text:p>HE10/40</text:p>
          </table:table-cell>
          <table:table-cell office:value-type="string">
            <text:p>40PIN</text:p>
          </table:table-cell>
          <table:table-cell office:value-type="string">
            <text:p>J1</text:p>
          </table:table-cell>
          <table:table-cell/>
          <table:table-cell office:value-type="float" office:value="1096993">
            <text:p>1096993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1.87">
            <text:p>1,870 €</text:p>
          </table:table-cell>
          <table:table-cell table:formula="of:=ROUNDUP([.F11]/[.G11])" office:value-type="float" office:value="1">
            <text:p>1</text:p>
          </table:table-cell>
          <table:table-cell table:formula="of:=[.I11]*[.H11]" office:value-type="currency" office:currency="EUR" office:value="1.87">
            <text:p>1,87 €</text:p>
          </table:table-cell>
          <table:table-cell/>
        </table:table-row>
        <table:table-row table:style-name="ro2">
          <table:table-cell office:value-type="string">
            <text:p>HE10/16</text:p>
          </table:table-cell>
          <table:table-cell office:value-type="string">
            <text:p>16PIN</text:p>
          </table:table-cell>
          <table:table-cell office:value-type="string">
            <text:p>J2</text:p>
          </table:table-cell>
          <table:table-cell/>
          <table:table-cell office:value-type="float" office:value="1096987">
            <text:p>1096987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1.15">
            <text:p>1,150 €</text:p>
          </table:table-cell>
          <table:table-cell table:formula="of:=ROUNDUP([.F12]/[.G12])" office:value-type="float" office:value="1">
            <text:p>1</text:p>
          </table:table-cell>
          <table:table-cell table:formula="of:=[.I12]*[.H12]" office:value-type="currency" office:currency="EUR" office:value="1.15">
            <text:p>1,15 €</text:p>
          </table:table-cell>
          <table:table-cell/>
        </table:table-row>
        <table:table-row table:style-name="ro2">
          <table:table-cell office:value-type="string">
            <text:p>ref FN : 949-2429 connecteur JST utilisé dans les GP2D*</text:p>
          </table:table-cell>
          <table:table-cell office:value-type="string">
            <text:p>JST_3V_GP2D</text:p>
          </table:table-cell>
          <table:table-cell office:value-type="string">
            <text:p>J5, J6, J7, J8</text:p>
          </table:table-cell>
          <table:table-cell/>
          <table:table-cell office:value-type="float" office:value="9492429">
            <text:p>949242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currency" office:currency="EUR" office:value="0.132">
            <text:p>0,132 €</text:p>
          </table:table-cell>
          <table:table-cell table:formula="of:=ROUNDUP([.F13]/[.G13])" office:value-type="float" office:value="1">
            <text:p>1</text:p>
          </table:table-cell>
          <table:table-cell table:formula="of:=[.I13]*[.H13]" office:value-type="currency" office:currency="EUR" office:value="0.132">
            <text:p>0,13 €</text:p>
          </table:table-cell>
          <table:table-cell/>
        </table:table-row>
        <table:table-row table:style-name="ro2">
          <table:table-cell office:value-type="string">
            <text:p>Connecteur mat'n'lok 2*3 horizontal</text:p>
          </table:table-cell>
          <table:table-cell office:value-type="string">
            <text:p>6PIN</text:p>
          </table:table-cell>
          <table:table-cell office:value-type="string">
            <text:p>MOT</text:p>
          </table:table-cell>
          <table:table-cell/>
          <table:table-cell office:value-type="float" office:value="1111142">
            <text:p>111114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currency" office:currency="EUR" office:value="10.2">
            <text:p>10,200 €</text:p>
          </table:table-cell>
          <table:table-cell table:formula="of:=ROUNDUP([.F14]/[.G14])" office:value-type="float" office:value="1">
            <text:p>1</text:p>
          </table:table-cell>
          <table:table-cell table:formula="of:=[.I14]*[.H14]" office:value-type="currency" office:currency="EUR" office:value="10.2">
            <text:p>10,20 €</text:p>
          </table:table-cell>
          <table:table-cell/>
        </table:table-row>
        <table:table-row table:style-name="ro2">
          <table:table-cell office:value-type="string">
            <text:p>Connecteur mat'n'lok 2 voies horizontal</text:p>
          </table:table-cell>
          <table:table-cell office:value-type="string">
            <text:p>mnlok_2h</text:p>
          </table:table-cell>
          <table:table-cell office:value-type="string">
            <text:p>PUISS</text:p>
          </table:table-cell>
          <table:table-cell/>
          <table:table-cell office:value-type="float" office:value="1111123">
            <text:p>111112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currency" office:currency="EUR" office:value="1.2">
            <text:p>1,200 €</text:p>
          </table:table-cell>
          <table:table-cell table:formula="of:=ROUNDUP([.F15]/[.G15])" office:value-type="float" office:value="1">
            <text:p>1</text:p>
          </table:table-cell>
          <table:table-cell table:formula="of:=[.I15]*[.H15]" office:value-type="currency" office:currency="EUR" office:value="1.2">
            <text:p>1,20 €</text:p>
          </table:table-cell>
          <table:table-cell office:value-type="string">
            <text:p>disponibilité</text:p>
          </table:table-cell>
        </table:table-row>
        <table:table-row table:style-name="ro2">
          <table:table-cell office:value-type="string">
            <text:p>Resistance 0805</text:p>
          </table:table-cell>
          <table:table-cell office:value-type="string">
            <text:p>10k</text:p>
          </table:table-cell>
          <table:table-cell office:value-type="string">
            <text:p>R1, R2, R3, R4, R5</text:p>
          </table:table-cell>
          <table:table-cell/>
          <table:table-cell office:value-type="float" office:value="9333720">
            <text:p>933372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currency" office:currency="EUR" office:value="0.038">
            <text:p>0,038 €</text:p>
          </table:table-cell>
          <table:table-cell table:formula="of:=ROUNDUP([.F16]/[.G16])" office:value-type="float" office:value="1">
            <text:p>1</text:p>
          </table:table-cell>
          <table:table-cell table:formula="of:=[.I16]*[.H16]" office:value-type="currency" office:currency="EUR" office:value="0.038">
            <text:p>0,04 €</text:p>
          </table:table-cell>
          <table:table-cell/>
        </table:table-row>
        <table:table-row table:style-name="ro2">
          <table:table-cell office:value-type="string">
            <text:p>Resistance TRES</text:p>
          </table:table-cell>
          <table:table-cell office:value-type="string">
            <text:p>470</text:p>
          </table:table-cell>
          <table:table-cell office:value-type="string">
            <text:p>R7</text:p>
          </table:table-cell>
          <table:table-cell/>
          <table:table-cell office:value-type="float" office:value="1700232">
            <text:p>170023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50*0.011" office:value-type="currency" office:currency="EUR" office:value="0.55">
            <text:p>0,550 €</text:p>
          </table:table-cell>
          <table:table-cell table:formula="of:=ROUNDUP([.F17]/[.G17])" office:value-type="float" office:value="1">
            <text:p>1</text:p>
          </table:table-cell>
          <table:table-cell table:formula="of:=[.I17]*[.H17]" office:value-type="currency" office:currency="EUR" office:value="0.55">
            <text:p>0,55 €</text:p>
          </table:table-cell>
          <table:table-cell office:value-type="string">
            <text:p>disponibilité</text:p>
          </table:table-cell>
        </table:table-row>
        <table:table-row table:style-name="ro2">
          <table:table-cell office:value-type="string">
            <text:p>Resistance 0805</text:p>
          </table:table-cell>
          <table:table-cell office:value-type="string">
            <text:p>470</text:p>
          </table:table-cell>
          <table:table-cell office:value-type="string">
            <text:p>R8, R9, R10, R11, R12, R13</text:p>
          </table:table-cell>
          <table:table-cell/>
          <table:table-cell office:value-type="float" office:value="9334572">
            <text:p>933457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currency" office:currency="EUR" office:value="0.038">
            <text:p>0,038 €</text:p>
          </table:table-cell>
          <table:table-cell table:formula="of:=ROUNDUP([.F18]/[.G18])" office:value-type="float" office:value="1">
            <text:p>1</text:p>
          </table:table-cell>
          <table:table-cell table:formula="of:=[.I18]*[.H18]" office:value-type="currency" office:currency="EUR" office:value="0.038">
            <text:p>0,04 €</text:p>
          </table:table-cell>
          <table:table-cell/>
        </table:table-row>
        <table:table-row table:style-name="ro2">
          <table:table-cell office:value-type="string">
            <text:p>Resistance 0805</text:p>
          </table:table-cell>
          <table:table-cell office:value-type="string">
            <text:p>1k</text:p>
          </table:table-cell>
          <table:table-cell office:value-type="string">
            <text:p>R32</text:p>
          </table:table-cell>
          <table:table-cell/>
          <table:table-cell office:value-type="float" office:value="9333711">
            <text:p>933371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currency" office:currency="EUR" office:value="0.018">
            <text:p>0,018 €</text:p>
          </table:table-cell>
          <table:table-cell table:formula="of:=ROUNDUP([.F19]/[.G19])" office:value-type="float" office:value="1">
            <text:p>1</text:p>
          </table:table-cell>
          <table:table-cell table:formula="of:=[.I19]*[.H19]" office:value-type="currency" office:currency="EUR" office:value="0.018">
            <text:p>0,02 €</text:p>
          </table:table-cell>
          <table:table-cell/>
        </table:table-row>
        <table:table-row table:style-name="ro2">
          <table:table-cell office:value-type="string">
            <text:p>pont H 5A HSOP20</text:p>
          </table:table-cell>
          <table:table-cell office:value-type="string">
            <text:p>MC33886</text:p>
          </table:table-cell>
          <table:table-cell office:value-type="string">
            <text:p>U1, U2, U5</text:p>
          </table:table-cell>
          <table:table-cell office:value-type="string">
            <text:p>KO</text:p>
          </table:table-cell>
          <table:table-cell office:value-type="float" office:value="1148371">
            <text:p>1148371</text:p>
          </table:table-cell>
          <table:table-cell table:number-columns-repeated="2" office:value-type="float" office:value="3">
            <text:p>3</text:p>
          </table:table-cell>
          <table:table-cell office:value-type="currency" office:currency="EUR" office:value="6.14">
            <text:p>6,140 €</text:p>
          </table:table-cell>
          <table:table-cell table:formula="of:=ROUNDUP([.F20]/[.G20])" office:value-type="float" office:value="1">
            <text:p>1</text:p>
          </table:table-cell>
          <table:table-cell table:formula="of:=[.I20]*[.H20]" office:value-type="currency" office:currency="EUR" office:value="6.14">
            <text:p>6,14 €</text:p>
          </table:table-cell>
          <table:table-cell/>
        </table:table-row>
        <table:table-row table:style-name="ro2">
          <table:table-cell office:value-type="string">
            <text:p>octal voltage transceiver SSOP24</text:p>
          </table:table-cell>
          <table:table-cell office:value-type="string">
            <text:p>74lvc4245a</text:p>
          </table:table-cell>
          <table:table-cell office:value-type="string">
            <text:p>U3, U4</text:p>
          </table:table-cell>
          <table:table-cell office:value-type="string">
            <text:p>KO</text:p>
          </table:table-cell>
          <table:table-cell office:value-type="float" office:value="9547720">
            <text:p>9547720</text:p>
          </table:table-cell>
          <table:table-cell table:number-columns-repeated="2" office:value-type="float" office:value="2">
            <text:p>2</text:p>
          </table:table-cell>
          <table:table-cell office:value-type="currency" office:currency="EUR" office:value="0.73">
            <text:p>0,730 €</text:p>
          </table:table-cell>
          <table:table-cell table:formula="of:=ROUNDUP([.F21]/[.G21])" office:value-type="float" office:value="1">
            <text:p>1</text:p>
          </table:table-cell>
          <table:table-cell table:formula="of:=[.I21]*[.H21]" office:value-type="currency" office:currency="EUR" office:value="0.73">
            <text:p>0,73 €</text:p>
          </table:table-cell>
          <table:table-cell/>
        </table:table-row>
        <table:table-row table:style-name="ro2">
          <table:table-cell office:value-type="string">
            <text:p>TCON26, TCON34</text:p>
          </table:table-cell>
          <table:table-cell office:value-type="string">
            <text:p>UNIOC_NG_FPGA2</text:p>
          </table:table-cell>
          <table:table-cell office:value-type="string">
            <text:p>UNIOC_F1, UNIOC_F2, UNIOCuC1</text:p>
          </table:table-cell>
          <table:table-cell/>
          <table:table-cell office:value-type="float" office:value="1056428">
            <text:p>1056428</text:p>
          </table:table-cell>
          <table:table-cell table:formula="of:=26+26+34" office:value-type="float" office:value="86">
            <text:p>86</text:p>
          </table:table-cell>
          <table:table-cell office:value-type="float" office:value="72">
            <text:p>72</text:p>
          </table:table-cell>
          <table:table-cell office:value-type="currency" office:currency="EUR" office:value="2.76">
            <text:p>2,760 €</text:p>
          </table:table-cell>
          <table:table-cell table:formula="of:=ROUNDUP([.F22]/[.G22])" office:value-type="float" office:value="2">
            <text:p>2</text:p>
          </table:table-cell>
          <table:table-cell table:formula="of:=[.I22]*[.H22]" office:value-type="currency" office:currency="EUR" office:value="5.52">
            <text:p>5,52 €</text:p>
          </table:table-cell>
          <table:table-cell/>
        </table:table-row>
        <table:table-row table:style-name="ro2">
          <table:table-cell table:style-name="Default" table:number-columns-repeated="10"/>
          <table:table-cell/>
        </table:table-row>
        <table:table-row table:style-name="ro2">
          <table:table-cell table:style-name="Default" table:number-columns-repeated="9"/>
          <table:table-cell table:style-name="Default" table:formula="of:=SUM([.J2:.J22])" office:value-type="currency" office:currency="EUR" office:value="45.318">
            <text:p>45,32 €</text:p>
          </table:table-cell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5" number:min-integer-digits="1"/>
    </number:number-style>
    <number:currency-style style:name="N111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3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4">04/04/2010</text:date>, <text:time>19:5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4T16:44:32.06</meta:creation-date>
    <dc:date>2010-04-04T19:59:19.26</dc:date>
    <meta:editing-duration>PT02H40M07S</meta:editing-duration>
    <meta:editing-cycles>4</meta:editing-cycles>
    <meta:generator>OpenOffice.org/3.1$Win32 OpenOffice.org_project/310m11$Build-9399</meta:generator>
    <meta:document-statistic meta:table-count="3" meta:cell-count="206" meta:object-count="0"/>
    <meta:user-defined meta:name="Info 1"/>
    <meta:user-defined meta:name="Info 2"/>
    <meta:user-defined meta:name="Info 3"/>
    <meta:user-defined meta:name="Info 4"/>
  </office:meta>
</office:document-meta>
</file>